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2cm" svg:stroke-color="#ff0000" draw:marker-start-width="0.5cm" draw:marker-end-width="0.5cm" draw:stroke-linejoin="miter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g>
          <draw:polyline draw:style-name="gr1" draw:text-style-name="P1" draw:layer="layout" svg:width="0.999cm" svg:height="0.799cm" svg:x="5cm" svg:y="3cm" svg:viewBox="0 0 1000 800" draw:points="0,0 1000,0 1000,800 0,800">
            <text:p/>
          </draw:polyline>
          <draw:polyline draw:style-name="gr1" draw:text-style-name="P1" draw:layer="layout" svg:width="0.799cm" svg:height="0.999cm" draw:transform="rotate (-1.5707963267949) translate (5.5cm 3cm)" svg:viewBox="0 0 800 1000" draw:points="0,1000 400,1000 400,0 400,1000 800,1000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14T11:04:53</meta:creation-date>
    <dc:date>2013-04-15T07:51:39</dc:date>
    <meta:editing-duration>PT20H15M15S</meta:editing-duration>
    <meta:editing-cycles>1</meta:editing-cycles>
    <meta:document-statistic meta:object-count="3"/>
    <meta:generator>LibreOffice/3.5$Linux_X86_64 LibreOffice_project/350m1$Build-2</meta:generator>
  </office:meta>
</office:document-meta>
</file>